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K Gothic" svg:font-family="K Gothic" style:font-family-generic="modern" style:font-pitch="fixed" svg:panose-1="2 0 6 9 0 0 0 0 0 0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Lato" svg:font-family="Lato" style:font-family-generic="swiss" style:font-pitch="variable" svg:panose-1="2 15 5 2 2 2 4 3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style:language-asian="ja" style:country-asian="JP"/>
    </style:style>
    <style:style style:name="T4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style:language-asian="ja" style:country-asian="JP"/>
    </style:style>
    <style:style style:name="T5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6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K Gothic" style:font-name-asian="MS Gothic" style:font-name-complex="MS Gothic" fo:font-style="italic" style:font-style-asian="italic" style:font-style-complex="italic" fo:font-size="20pt" style:font-size-asian="20pt" style:font-size-complex="20pt"/>
    </style:style>
    <style:style style:name="T8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/>
    </style:style>
    <style:style style:name="T10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/>
    </style:style>
    <style:style style:name="P12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13" style:parent-style-name="Normal" style:family="paragraph">
      <style:text-properties style:font-name="K Gothic" style:font-name-asian="MS Gothic" style:font-name-complex="MS Gothic" fo:font-style="italic" style:font-style-asian="italic" style:font-style-complex="italic" fo:font-size="20pt" style:font-size-asian="20pt" style:font-size-complex="20pt" fo:language="fr" fo:country="FR"/>
    </style:style>
    <style:style style:name="T14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15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style:language-asian="ja" style:country-asian="JP"/>
    </style:style>
    <style:style style:name="P16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/>
    </style:style>
    <style:style style:name="P17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 fo:language="fr" fo:country="FR"/>
    </style:style>
    <style:style style:name="P18" style:parent-style-name="Normal" style:family="paragraph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P19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20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2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22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T23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24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style:language-asian="ja" style:country-asian="JP"/>
    </style:style>
    <style:style style:name="T25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26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style:language-asian="ja" style:country-asian="JP"/>
    </style:style>
    <style:style style:name="T27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28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/>
    </style:style>
    <style:style style:name="P29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30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T31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T32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P33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34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T35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T36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P3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38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39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P40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4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42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43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T44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45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fo:language="fr" fo:country="FR" style:language-asian="ja" style:country-asian="JP"/>
    </style:style>
    <style:style style:name="P46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/>
    </style:style>
    <style:style style:name="P47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 fo:language="fr" fo:country="FR"/>
    </style:style>
    <style:style style:name="P48" style:parent-style-name="Normal" style:family="paragraph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T49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T50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T51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T52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P53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 fo:language="fr" fo:country="FR"/>
    </style:style>
    <style:style style:name="P54" style:parent-style-name="Normal" style:family="paragraph">
      <style:text-properties style:font-name="Lato" fo:font-style="italic" style:font-style-asian="italic" style:font-style-complex="italic" fo:font-size="16pt" style:font-size-asian="16pt" style:font-size-complex="16pt" fo:language="fr" fo:country="FR"/>
    </style:style>
    <style:style style:name="P55" style:parent-style-name="Normal" style:family="paragraph">
      <style:text-properties style:font-name="K Gothic" fo:font-weight="bold" style:font-weight-asian="bold" style:font-weight-complex="bold" fo:font-size="20pt" style:font-size-asian="20pt" style:font-size-complex="20pt" fo:language="fr" fo:country="FR"/>
    </style:style>
    <style:style style:name="T56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/>
    </style:style>
    <style:style style:name="P5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58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T59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60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/>
    </style:style>
    <style:style style:name="P6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62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T63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64" style:parent-style-name="DefaultParagraphFont" style:family="text">
      <style:text-properties style:font-name="K Gothic" fo:font-weight="bold" style:font-weight-asian="bold" style:font-weight-complex="bold" fo:font-size="20pt" style:font-size-asian="20pt" style:font-size-complex="20pt" style:language-asian="ja" style:country-asian="JP"/>
    </style:style>
    <style:style style:name="T65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66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6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/>
    </style:style>
    <style:style style:name="P68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fo:language="fr" fo:country="FR"/>
    </style:style>
    <style:style style:name="P69" style:parent-style-name="Normal" style:family="paragraph">
      <style:text-properties style:font-name="K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70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style:language-asian="ja" style:country-asian="JP"/>
    </style:style>
    <style:style style:name="P7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72" style:parent-style-name="Normal" style:family="paragraph">
      <style:paragraph-properties fo:break-before="page"/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T73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7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75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76" style:parent-style-name="DefaultParagraphFont" style:family="text">
      <style:text-properties style:font-name="K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style:language-asian="ja" style:country-asian="JP"/>
    </style:style>
    <style:style style:name="T77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style:language-asian="ja" style:country-asian="JP"/>
    </style:style>
    <style:style style:name="T78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79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80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81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82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T83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 fo:language="fr" fo:country="FR" style:language-asian="ja" style:country-asian="JP"/>
    </style:style>
    <style:style style:name="P84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T8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86" style:parent-style-name="DefaultParagraphFont" style:family="text">
      <style:text-properties style:font-name="MS Gothic" style:font-name-asian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8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style:language-asian="ja" style:country-asian="JP"/>
    </style:style>
    <style:style style:name="P88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89" style:parent-style-name="Normal" style:family="paragraph">
      <style:text-properties style:font-name="MS Gothic" style:font-name-asian="MS Gothic" fo:font-weight="bold" style:font-weight-asian="bold" style:font-weight-complex="bold" fo:font-size="20pt" style:font-size-asian="20pt" style:font-size-complex="20pt" fo:language="fr" fo:country="FR" style:language-asian="ja" style:country-asian="JP"/>
    </style:style>
    <style:style style:name="T9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91" style:parent-style-name="DefaultParagraphFont" style:family="text">
      <style:text-properties style:font-name="MS Gothic" style:font-name-asian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92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93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94" style:parent-style-name="Normal" style:family="paragraph">
      <style:text-properties style:font-name="MS Gothic" style:font-name-asian="MS Gothic" fo:font-weight="bold" style:font-weight-asian="bold" style:font-weight-complex="bold" fo:font-size="20pt" style:font-size-asian="20pt" style:font-size-complex="20pt" fo:language="fr" fo:country="FR" style:language-asian="ja" style:country-asian="JP"/>
    </style:style>
    <style:style style:name="P95" style:parent-style-name="Normal" style:family="paragraph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96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style:language-asian="ja" style:country-asian="JP"/>
    </style:style>
    <style:style style:name="P9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98" style:parent-style-name="Normal" style:family="paragraph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fo:language="fr" fo:country="FR" style:language-asian="ja" style:country-asian="JP"/>
    </style:style>
    <style:style style:name="T9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100" style:parent-style-name="DefaultParagraphFont" style:family="text">
      <style:text-properties style:font-name="MS Gothic" style:font-name-asian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10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102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103" style:parent-style-name="Normal" style:family="paragraph">
      <style:text-properties style:font-name="MS Gothic" style:font-name-asian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104" style:parent-style-name="Normal" style:family="paragraph">
      <style:paragraph-properties fo:break-before="page"/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 fo:hyphenate="true"/>
    </style:style>
    <style:style style:name="P105" style:parent-style-name="Normal" style:family="paragraph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P106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style:language-asian="ja" style:country-asian="JP"/>
    </style:style>
    <style:style style:name="P107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108" style:parent-style-name="Normal" style:family="paragraph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fo:language="fr" fo:country="FR" style:language-asian="ja" style:country-asian="JP"/>
    </style:style>
    <style:style style:name="T10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 fo:font-size="20pt" style:font-size-asian="20pt" style:font-size-complex="20pt" style:language-asian="ja" style:country-asian="JP"/>
    </style:style>
    <style:style style:name="T110" style:parent-style-name="DefaultParagraphFont" style:family="text">
      <style:text-properties style:font-name="MS Gothic" style:font-name-asian="MS Gothic" style:font-name-complex="MS Mincho" fo:font-weight="bold" style:font-weight-asian="bold" style:font-weight-complex="bold" fo:font-size="20pt" style:font-size-asian="20pt" style:font-size-complex="20pt" style:language-asian="ja" style:country-asian="JP"/>
    </style:style>
    <style:style style:name="P111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112" style:parent-style-name="Normal" style:family="paragraph">
      <style:text-properties style:font-name="Lato" style:font-name-asian="MS Gothic" style:font-name-complex="MS Gothic" fo:font-style="italic" style:font-style-asian="italic" style:font-style-complex="italic" fo:font-size="16pt" style:font-size-asian="16pt" style:font-size-complex="16pt" fo:language="fr" fo:country="FR" style:language-asian="ja" style:country-asian="JP"/>
    </style:style>
    <style:style style:name="P1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MS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fo:language="fr" fo:country="FR" style:language-asian="ja" style:country-asian="JP"/>
    </style:style>
    <style:style style:name="P114" style:parent-style-name="Normal" style:family="paragraph">
      <style:text-properties style:font-name="MS Gothic" style:font-name-asian="MS Gothic" style:font-name-complex="MS Gothic" fo:font-weight="bold" style:font-weight-asian="bold" style:font-weight-complex="bold" fo:font-style="italic" style:font-style-asian="italic" style:font-style-complex="italic" fo:font-size="20pt" style:font-size-asian="20pt" style:font-size-complex="20pt" fo:language="fr" fo:country="FR" style:language-asian="ja" style:country-asian="JP"/>
    </style:style>
    <style:style style:name="P115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16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17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18" style:parent-style-name="Normal" style:family="paragraph">
      <style:paragraph-properties fo:text-indent="0.5in"/>
      <style:text-properties style:font-name="MS Gothic" style:font-name-asian="MS Gothic" fo:font-size="20pt" style:font-size-asian="20pt" style:font-size-complex="20pt" style:language-asian="ja" style:country-asian="JP"/>
    </style:style>
    <style:style style:name="P119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0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1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2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3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4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P125" style:parent-style-name="Normal" style:family="paragraph">
      <style:text-properties style:font-name="MS Gothic" style:font-name-asian="MS Gothic" fo:font-size="20pt" style:font-size-asian="20pt" style:font-size-complex="20pt" style:language-asian="ja" style:country-asian="JP"/>
    </style:style>
    <style:style style:name="T126" style:parent-style-name="DefaultParagraphFont" style:family="text">
      <style:text-properties style:font-name="MS Gothic" style:font-name-asian="MS Gothic" fo:font-size="20pt" style:font-size-asian="20pt" style:font-size-complex="20pt" style:language-asian="ja" style:country-asian="JP"/>
    </style:style>
    <style:style style:name="T127" style:parent-style-name="DefaultParagraphFont" style:family="text">
      <style:text-properties style:font-name="MS Gothic" style:font-name-asian="MS Gothic" style:font-name-complex="MS Mincho" fo:font-size="20pt" style:font-size-asian="20pt" style:font-size-complex="20pt" style:language-asian="ja" style:country-asian="JP"/>
    </style:style>
  </office:automatic-styles>
  <office:body>
    <office:text text:use-soft-page-breaks="true">
      <text:p text:style-name="P1"><text:span text:style-name="T2">Page 4 -<text:s/></text:span><text:span text:style-name="T3">ミラーさんの毎</text:span><text:span text:style-name="T4">日</text:span><text:span text:style-name="T5"><text:s/>–</text:span></text:p>
      <text:p text:style-name="Normal"><text:span text:style-name="T6">Le quotidien de Mr. Miller</text:span></text:p>
      <text:p text:style-name="P7"/>
      <text:p text:style-name="Normal"><text:span text:style-name="T8">ミラーさんは、毎朝</text:span><text:span text:style-name="T9"><text:s/>7<text:s/></text:span><text:span text:style-name="T10">時に起きます。</text:span></text:p>
      <text:p text:style-name="P11">Miraa san wa, mai asa 7 ji ni okimasu.</text:p>
      <text:p text:style-name="P12">Mr. Miller se réveille tous les matins à 7h.</text:p>
      <text:p text:style-name="P13"/>
      <text:p text:style-name="Normal"><text:span text:style-name="T14">朝ごはんは、いつもパンとコーヒーです。</text:span><text:span text:style-name="T15"><text:s/></text:span></text:p>
      <text:p text:style-name="P16">Asagohan wa, itsumo pan to koohii desu.</text:p>
      <text:p text:style-name="P17">Au petit<text:s/>déjeuner, c’est toujours du pain et du café.</text:p>
      <text:p text:style-name="P18"/>
      <text:p text:style-name="P19">電車で会社へ行きます。</text:p>
      <text:p text:style-name="P20">Densha de kaisha e ikimasu.</text:p>
      <text:p text:style-name="P21">Il va au travail en train.</text:p>
      <text:p text:style-name="P22"/>
      <text:p text:style-name="Normal"><text:span text:style-name="T23">会社は、</text:span><text:span text:style-name="T24">9<text:s/></text:span><text:span text:style-name="T25">時から</text:span><text:span text:style-name="T26"><text:s/>5<text:s/></text:span><text:span text:style-name="T27">時までです。</text:span></text:p>
      <text:p text:style-name="P28">Kaisha wa, 9 ji kara 5 ji made desu.</text:p>
      <text:p text:style-name="P29">Le travail dure de 9h à 17h.</text:p>
      <text:p text:style-name="P30"/>
      <text:soft-page-break/>
      <text:p text:style-name="Normal"><text:span text:style-name="T31">7<text:s/></text:span><text:span text:style-name="T32">時にうちへ帰ります。</text:span></text:p>
      <text:p text:style-name="P33">7 ji ni uchi e kaerimasu.</text:p>
      <text:p text:style-name="P34">Il rentre<text:s/>chez lui à 19h.</text:p>
      <text:p text:style-name="Normal"><text:span text:style-name="T35">7<text:s/></text:span><text:span text:style-name="T36">時半に晩ごはんを食べます。</text:span></text:p>
      <text:p text:style-name="P37">7 ji han ni bangohan o tabemasu.</text:p>
      <text:p text:style-name="P38">À 19 :30 il mange son diner.</text:p>
      <text:p text:style-name="P39"/>
      <text:p text:style-name="P40">それから、テレビを見ます。</text:p>
      <text:p text:style-name="P41">Sorekara, terebi o mimasu.</text:p>
      <text:p text:style-name="P42">Ensuite, il regarde la télévision.</text:p>
      <text:p text:style-name="P43"/>
      <text:p text:style-name="Normal"><text:span text:style-name="T44">英語の新聞を読みます。</text:span><text:span text:style-name="T45"><text:s/></text:span></text:p>
      <text:p text:style-name="P46">Eigo no shinbun o yomimasu.</text:p>
      <text:p text:style-name="P47">(Puis) Il lit un journal en<text:s/>Anglais.</text:p>
      <text:p text:style-name="P48"/>
      <text:p text:style-name="Normal"><text:span text:style-name="T49">夜、</text:span><text:span text:style-name="T50">12<text:s/></text:span><text:span text:style-name="T51">時に寝ます。</text:span><text:span text:style-name="T52"><text:s/></text:span></text:p>
      <text:p text:style-name="P53">Yoru, 12 ji ni nemasu.</text:p>
      <text:p text:style-name="P54">Il se couche à 12h du soir.</text:p>
      <text:p text:style-name="P55"/>
      <text:p text:style-name="Normal"><text:span text:style-name="T56">土曜日と日曜日、会社は休みです。</text:span></text:p>
      <text:soft-page-break/>
      <text:p text:style-name="P57">Doyoubi to nichiyoubi, kaisha wa yasumidesu.</text:p>
      <text:p text:style-name="P58">L’entreprise est fermée le Samedi et le Dimanche.</text:p>
      <text:p text:style-name="Normal"><text:span text:style-name="T59">土曜日の朝、図書館へ行きます。</text:span></text:p>
      <text:p text:style-name="P60">Doyoubi no asa, toshokan e ikimasu.</text:p>
      <text:p text:style-name="P61">Le Samedi<text:s/>matin, il va à la bibliothèque.</text:p>
      <text:p text:style-name="P62"/>
      <text:p text:style-name="Normal"><text:span text:style-name="T63">午後、テニ</text:span><text:span text:style-name="T64"><text:s/></text:span><text:span text:style-name="T65">スをします。</text:span></text:p>
      <text:p text:style-name="P66">Gogo, tenisu o shimasu.</text:p>
      <text:p text:style-name="P67">L’après-midi, il fait du Tenis.</text:p>
      <text:p text:style-name="P68"/>
      <text:p text:style-name="P69">日曜日は、どこも行きません。休みます。</text:p>
      <text:p text:style-name="P70">Nichiyoubi wa, doko mo ikimasen. Yasumimasu.</text:p>
      <text:p text:style-name="P71">Le Dimanche il ne va nulle part. Il se repose.</text:p>
      <text:p text:style-name="P72"/>
      <text:p text:style-name="Normal"><text:span text:style-name="T73">Page 4<text:s/></text:span><text:span text:style-name="T74">-</text:span><text:span text:style-name="T75"><text:s/></text:span><text:span text:style-name="T76">お花見をしましょ</text:span><text:span text:style-name="T77">う</text:span><text:span text:style-name="T78"><text:s/></text:span><text:span text:style-name="T79">–</text:span><text:span text:style-name="T80"><text:s/></text:span><text:span text:style-name="T81"><text:line-break/></text:span><text:span text:style-name="T82">Allons voir les<text:s/></text:span><text:span text:style-name="T83">cerisiers en fleurs</text:span></text:p>
      <text:p text:style-name="P84"/>
      <text:p text:style-name="Normal"><text:span text:style-name="T85">奈良の吉野山へ行きませんか？</text:span><text:span text:style-name="T86"><text:s/></text:span></text:p>
      <text:p text:style-name="P87">Nara no yoshinoyama e ikimasen<text:s/>ka ?</text:p>
      <text:p text:style-name="P88">Et si on allait au Mont Yoshino, à Nara ?</text:p>
      <text:p text:style-name="P89"/>
      <text:p text:style-name="Normal"><text:span text:style-name="T90">吉野山でお花見をします。</text:span><text:span text:style-name="T91"><text:s/></text:span></text:p>
      <text:p text:style-name="P92">Yoshinoyama de o hanami o shimasu.</text:p>
      <text:p text:style-name="P93">Allons voir les<text:s/>cerisiers en fleur au Mont Yoshino.</text:p>
      <text:p text:style-name="P94"/>
      <text:p text:style-name="P95">電車とロープウェイで行きます。</text:p>
      <text:p text:style-name="P96">Densha to rôpuwei<text:s/>de ikimasu.</text:p>
      <text:p text:style-name="P97">Allons-y en train puis en téléphérique.</text:p>
      <text:p text:style-name="P98"/>
      <text:p text:style-name="Normal"><text:span text:style-name="T99">吉野山で昼ごはんを食べます。</text:span><text:span text:style-name="T100"><text:s/></text:span></text:p>
      <text:p text:style-name="P101">Yoshinoyama de hiru gohan o tabemasu.</text:p>
      <text:p text:style-name="P102">Déjeunons au Mont Yoshino.</text:p>
      <text:p text:style-name="P103"/>
      <text:soft-page-break/>
      <text:p text:style-name="P104"/>
      <text:soft-page-break/>
      <text:p text:style-name="P105">桜の写真を撮りましょう。</text:p>
      <text:p text:style-name="P106">Sakura no shashin o torimashô.</text:p>
      <text:p text:style-name="P107">Prenons des photos des pétales de cerisiers.</text:p>
      <text:p text:style-name="P108"/>
      <text:p text:style-name="Normal"><text:span text:style-name="T109">みなさん、いっしょに行きましょう</text:span><text:span text:style-name="T110">。</text:span></text:p>
      <text:p text:style-name="P111">Minasan, issho ni ikimashô.</text:p>
      <text:p text:style-name="P112">Allons-y tous ensemble !</text:p>
      <text:p text:style-name="P113"/>
      <text:p text:style-name="P114"/>
      <text:p text:style-name="P115">いつ<text:s/><text:s text:c="3"/>4 月 20 日（土曜日）<text:s/></text:p>
      <text:p text:style-name="P116"/>
      <text:p text:style-name="P117">どこで<text:s/><text:s/><text:s/>阿倍野橋駅で<text:s/></text:p>
      <text:p text:style-name="P118"><text:s text:c="5"/>午前 7 時 30 分に会います<text:s/></text:p>
      <text:p text:style-name="P119"/>
      <text:p text:style-name="P120">いくら<text:s/><text:s/>2800 円（電車とロープウェイ）<text:s/></text:p>
      <text:p text:style-name="P121"/>
      <text:p text:style-name="P122">持ち物<text:s/><text:s/>お弁当、飲み物<text:s/></text:p>
      <text:p text:style-name="P123"/>
      <text:p text:style-name="P124">申し込み 田中（電話 194-0873）<text:s/></text:p>
      <text:p text:style-name="P125"/>
      <text:p text:style-name="Normal"><text:span text:style-name="T126">雨の時 行きませ</text:span><text:span text:style-name="T127">ん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K Gothic" svg:font-family="K Gothic" style:font-family-generic="modern" style:font-pitch="fixed" svg:panose-1="2 0 6 9 0 0 0 0 0 0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Lato" svg:font-family="Lato" style:font-family-generic="swiss" style:font-pitch="variable" svg:panose-1="2 15 5 2 2 2 4 3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s_noun" style:display-name="pos_noun" style:family="text" style:parent-style-name="DefaultParagraphFont"/>
    <style:style style:name="pos_particle" style:display-name="pos_particle" style:family="text" style:parent-style-name="DefaultParagraphFont"/>
    <style:style style:name="pos_symbol" style:display-name="pos_symbol" style:family="text" style:parent-style-name="DefaultParagraphFont"/>
    <style:style style:name="pos_verb" style:display-name="pos_verb" style:family="text" style:parent-style-name="DefaultParagraphFont"/>
    <style:style style:name="pos_adverb" style:display-name="pos_adverb" style:family="text" style:parent-style-name="DefaultParagraphFont"/>
    <style:style style:name="pos_conjunction" style:display-name="pos_conjunction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 Marty</meta:initial-creator>
    <dc:creator>Yann Marty</dc:creator>
    <meta:creation-date>2020-11-05T07:38:00Z</meta:creation-date>
    <dc:date>2020-11-12T08:30:00Z</dc:date>
    <meta:template xlink:href="Normal.dotm" xlink:type="simple"/>
    <meta:editing-cycles>5</meta:editing-cycles>
    <meta:editing-duration>PT6180S</meta:editing-duration>
    <meta:document-statistic meta:page-count="7" meta:paragraph-count="3" meta:word-count="283" meta:character-count="1898" meta:row-count="13" meta:non-whitespace-character-count="1618"/>
  </office:meta>
</office:document-meta>
</file>